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A0000032D2325CB6732BA569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64cm" fo:min-width="0.36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0.52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59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3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4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T1" style:family="text">
      <style:text-properties fo:color="#000000" loext:opacity="100%" style:font-name="CIDFont+F1" fo:font-size="10.3000001907349pt" fo:font-weight="normal" style:font-size-asian="10.3000001907349pt" style:font-weight-asian="normal" style:font-name-complex="CIDFont+F1" style:font-size-complex="10.3000001907349pt" style:font-weight-complex="normal"/>
    </style:style>
    <style:style style:name="T2" style:family="text">
      <style:text-properties fo:color="#000000" loext:opacity="100%" style:font-name="CIDFont+F2" fo:font-size="14.8999996185303pt" fo:font-weight="normal" style:font-size-asian="14.8999996185303pt" style:font-weight-asian="normal" style:font-name-complex="CIDFont+F2" style:font-size-complex="14.8999996185303pt" style:font-weight-complex="normal"/>
    </style:style>
    <style:style style:name="T3" style:family="text">
      <style:text-properties fo:color="#000000" loext:opacity="100%" style:font-name="CIDFont+F2" fo:font-size="16.8999996185303pt" fo:font-weight="normal" style:font-size-asian="16.8999996185303pt" style:font-weight-asian="normal" style:font-name-complex="CIDFont+F2" style:font-size-complex="16.8999996185303pt" style:font-weight-complex="normal"/>
    </style:style>
    <style:style style:name="T4" style:family="text">
      <style:text-properties fo:color="#000000" loext:opacity="100%" style:font-name="CIDFont+F31" fo:font-size="11.3000001907349pt" fo:font-weight="normal" style:font-size-asian="11.3000001907349pt" style:font-weight-asian="normal" style:font-name-complex="CIDFont+F31" style:font-size-complex="11.300000190734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174cm" svg:height="0.425cm" svg:x="3.302cm" svg:y="2.544cm">
          <draw:text-box>
            <text:p text:style-name="P1"><text:span text:style-name="T1"><text:s text:c="54"/></text:span></text:p>
          </draw:text-box>
        </draw:frame>
        <draw:frame draw:style-name="gr2" draw:text-style-name="P3" draw:layer="layout" svg:width="6.056cm" svg:height="0.611cm" svg:x="7.764cm" svg:y="2.393cm">
          <draw:text-box>
            <text:p text:style-name="P1"><text:span text:style-name="T2">Integrate Nutrition API </text:span></text:p>
          </draw:text-box>
        </draw:frame>
        <draw:frame draw:style-name="gr3" draw:text-style-name="P4" draw:layer="layout" svg:width="0.595cm" svg:height="0.696cm" svg:x="3.302cm" svg:y="3.32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82cm" svg:height="0.462cm" svg:x="3.488cm" svg:y="4.339cm">
          <draw:text-box>
            <text:p text:style-name="P1"><text:span text:style-name="T4">Date </text:span></text:p>
          </draw:text-box>
        </draw:frame>
        <draw:polygon draw:style-name="gr5" draw:text-style-name="P6" draw:layer="layout" svg:width="14.952cm" svg:height="0.012cm" svg:x="3.302cm" svg:y="4.322cm" svg:viewBox="0 0 14953 13" draw:points="0,0 14953,0 14953,13 0,13">
          <text:p/>
        </draw:polygon>
        <draw:path draw:style-name="gr5" draw:text-style-name="P6" draw:layer="layout" svg:width="14.969cm" svg:height="0.474cm" svg:x="3.302cm" svg:y="4.322cm" svg:viewBox="0 0 14970 475" svg:d="M14953 0h17v12h-17zM0 12h16v463h-16zM7477 12h12v463h-12z">
          <text:p/>
        </draw:path>
        <draw:polygon draw:style-name="gr5" draw:text-style-name="P6" draw:layer="layout" svg:width="0.017cm" svg:height="0.462cm" svg:x="18.254cm" svg:y="4.334cm" svg:viewBox="0 0 18 463" draw:points="0,0 18,0 18,463 0,463">
          <text:p/>
        </draw:polygon>
        <draw:frame draw:style-name="gr4" draw:text-style-name="P5" draw:layer="layout" svg:width="2.686cm" svg:height="0.462cm" svg:x="10.964cm" svg:y="4.339cm">
          <draw:text-box>
            <text:p text:style-name="P1"><text:span text:style-name="T4">20 Nov 2022 </text:span></text:p>
          </draw:text-box>
        </draw:frame>
        <draw:frame draw:style-name="gr4" draw:text-style-name="P5" draw:layer="layout" svg:width="1.801cm" svg:height="0.462cm" svg:x="3.488cm" svg:y="4.813cm">
          <draw:text-box>
            <text:p text:style-name="P1"><text:span text:style-name="T4">Team ID </text:span></text:p>
          </draw:text-box>
        </draw:frame>
        <draw:polygon draw:style-name="gr5" draw:text-style-name="P6" draw:layer="layout" svg:width="14.952cm" svg:height="0.013cm" svg:x="3.302cm" svg:y="4.796cm" svg:viewBox="0 0 14953 14" draw:points="0,0 14953,0 14953,14 0,14">
          <text:p/>
        </draw:polygon>
        <draw:path draw:style-name="gr5" draw:text-style-name="P6" draw:layer="layout" svg:width="14.969cm" svg:height="0.47cm" svg:x="3.302cm" svg:y="4.796cm" svg:viewBox="0 0 14970 471" svg:d="M14953 0h17v13h-17zM0 13h16v458h-16zM7477 13h12v458h-12z">
          <text:p/>
        </draw:path>
        <draw:polygon draw:style-name="gr5" draw:text-style-name="P6" draw:layer="layout" svg:width="0.017cm" svg:height="0.457cm" svg:x="18.254cm" svg:y="4.809cm" svg:viewBox="0 0 18 458" draw:points="0,0 18,0 18,458 0,458">
          <text:p/>
        </draw:polygon>
        <draw:frame draw:style-name="gr4" draw:text-style-name="P5" draw:layer="layout" svg:width="4.201cm" svg:height="0.462cm" svg:x="10.964cm" svg:y="4.813cm">
          <draw:text-box>
            <text:p text:style-name="P1"><text:span text:style-name="T4">PNT2022TMID34668 </text:span></text:p>
          </draw:text-box>
        </draw:frame>
        <draw:frame draw:style-name="gr4" draw:text-style-name="P5" draw:layer="layout" svg:width="2.817cm" svg:height="0.462cm" svg:x="3.488cm" svg:y="5.287cm">
          <draw:text-box>
            <text:p text:style-name="P1"><text:span text:style-name="T4">Project Name </text:span></text:p>
          </draw:text-box>
        </draw:frame>
        <draw:polygon draw:style-name="gr5" draw:text-style-name="P6" draw:layer="layout" svg:width="14.952cm" svg:height="0.017cm" svg:x="3.302cm" svg:y="5.266cm" svg:viewBox="0 0 14953 18" draw:points="0,0 14953,0 14953,18 0,18">
          <text:p/>
        </draw:polygon>
        <draw:polygon draw:style-name="gr5" draw:text-style-name="P6" draw:layer="layout" svg:width="0.017cm" svg:height="0.017cm" svg:x="18.254cm" svg:y="5.266cm" svg:viewBox="0 0 18 18" draw:points="0,0 18,0 18,18 0,18">
          <text:p/>
        </draw:polygon>
        <draw:polygon draw:style-name="gr5" draw:text-style-name="P6" draw:layer="layout" svg:width="0.016cm" svg:height="0.478cm" svg:x="3.302cm" svg:y="5.283cm" svg:viewBox="0 0 17 479" draw:points="0,0 17,0 17,479 0,479">
          <text:p/>
        </draw:polygon>
        <draw:polygon draw:style-name="gr5" draw:text-style-name="P6" draw:layer="layout" svg:width="7.476cm" svg:height="0.017cm" svg:x="3.302cm" svg:y="5.744cm" svg:viewBox="0 0 7477 18" draw:points="0,0 7477,0 7477,18 0,18">
          <text:p/>
        </draw:polygon>
        <draw:polygon draw:style-name="gr5" draw:text-style-name="P6" draw:layer="layout" svg:width="0.012cm" svg:height="0.478cm" svg:x="10.778cm" svg:y="5.283cm" svg:viewBox="0 0 13 479" draw:points="0,0 13,0 13,479 0,479">
          <text:p/>
        </draw:polygon>
        <draw:polygon draw:style-name="gr5" draw:text-style-name="P6" draw:layer="layout" svg:width="7.464cm" svg:height="0.017cm" svg:x="10.79cm" svg:y="5.744cm" svg:viewBox="0 0 7465 18" draw:points="0,0 7465,0 7465,18 0,18">
          <text:p/>
        </draw:polygon>
        <draw:polygon draw:style-name="gr5" draw:text-style-name="P6" draw:layer="layout" svg:width="0.017cm" svg:height="0.478cm" svg:x="18.254cm" svg:y="5.283cm" svg:viewBox="0 0 18 479" draw:points="0,0 18,0 18,479 0,479">
          <text:p/>
        </draw:polygon>
        <draw:polygon draw:style-name="gr5" draw:text-style-name="P6" draw:layer="layout" svg:width="0.017cm" svg:height="0.017cm" svg:x="18.254cm" svg:y="5.744cm" svg:viewBox="0 0 18 18" draw:points="0,0 18,0 18,18 0,18">
          <text:p/>
        </draw:polygon>
        <draw:frame draw:style-name="gr4" draw:text-style-name="P5" draw:layer="layout" svg:width="6.178cm" svg:height="0.462cm" svg:x="10.964cm" svg:y="5.287cm">
          <draw:text-box>
            <text:p text:style-name="P1"><text:span text:style-name="T4">Nutrition Assistant Application </text:span></text:p>
          </draw:text-box>
        </draw:frame>
        <draw:frame draw:style-name="gr3" draw:text-style-name="P4" draw:layer="layout" svg:width="0.595cm" svg:height="0.696cm" svg:x="3.302cm" svg:y="5.7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95cm" svg:height="0.696cm" svg:x="3.302cm" svg:y="6.77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977cm" svg:height="6.468cm" svg:x="3.298cm" svg:y="7.764cm">
          <draw:image xlink:href="Pictures/100000000000075A0000032D2325CB6732BA569A.jpg" xlink:type="simple" xlink:show="embed" xlink:actuate="onLoad" draw:mime-type="image/jpeg">
            <text:p/>
          </draw:image>
        </draw:frame>
        <draw:frame draw:style-name="gr3" draw:text-style-name="P4" draw:layer="layout" svg:width="0.595cm" svg:height="0.696cm" svg:x="18.275cm" svg:y="13.684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3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2T13:32:42.392219653</dc:date>
    <meta:editing-duration>PT53S</meta:editing-duration>
    <meta:editing-cycles>1</meta:editing-cycles>
    <meta:generator>LibreOffice/7.3.6.2$Linux_X86_64 LibreOffice_project/30$Build-2</meta:generator>
    <meta:document-statistic meta:object-count="27"/>
  </office:meta>
</office:document-meta>
</file>